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paragraph-rsid="001a63b3"/>
    </style:style>
    <style:style style:name="P2" style:family="paragraph" style:parent-style-name="Heading_20_1">
      <style:text-properties officeooo:rsid="001b5375" officeooo:paragraph-rsid="001b5375"/>
    </style:style>
    <style:style style:name="P3" style:family="paragraph" style:parent-style-name="Heading_20_1">
      <style:text-properties officeooo:rsid="001b8a12" officeooo:paragraph-rsid="001b8a12"/>
    </style:style>
    <style:style style:name="P4" style:family="paragraph" style:parent-style-name="Standard">
      <style:text-properties officeooo:rsid="0019cdfd" officeooo:paragraph-rsid="0019cdfd"/>
    </style:style>
    <style:style style:name="P5" style:family="paragraph" style:parent-style-name="Standard" style:list-style-name="L1">
      <style:text-properties officeooo:rsid="0019cdfd" officeooo:paragraph-rsid="0019cdfd"/>
    </style:style>
    <style:style style:name="P6" style:family="paragraph" style:parent-style-name="Standard">
      <style:text-properties officeooo:rsid="001a63b3" officeooo:paragraph-rsid="001a63b3"/>
    </style:style>
    <style:style style:name="P7" style:family="paragraph" style:parent-style-name="Standard">
      <style:text-properties style:text-underline-style="none" officeooo:rsid="0019cdfd" officeooo:paragraph-rsid="001a63b3"/>
    </style:style>
    <style:style style:name="P8" style:family="paragraph" style:parent-style-name="Standard">
      <style:text-properties officeooo:rsid="001b5375" officeooo:paragraph-rsid="001b5375"/>
    </style:style>
    <style:style style:name="P9" style:family="paragraph" style:parent-style-name="Text_20_body">
      <style:text-properties officeooo:rsid="001b8a12" officeooo:paragraph-rsid="001b8a12"/>
    </style:style>
    <style:style style:name="P10" style:family="paragraph" style:parent-style-name="Text_20_body">
      <style:text-properties officeooo:paragraph-rsid="001b8a12"/>
    </style:style>
    <style:style style:name="T1" style:family="text">
      <style:text-properties fo:font-weight="bold" style:font-weight-asian="bold" style:font-weight-complex="bold"/>
    </style:style>
    <style:style style:name="T2" style:family="text">
      <style:text-properties officeooo:rsid="001a63b3"/>
    </style:style>
    <style:style style:name="T3" style:family="text">
      <style:text-properties style:text-underline-style="solid" style:text-underline-width="auto" style:text-und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ackend</text:h>
      <text:p text:style-name="P4"><text:s/>La idea es separar los procesos clientes de los de la recuperación de datos de los diferentes servidores. Dicho de otro modo, crear unos procesos independientes que se encarguen de recuperar los datos de la red, almacenarlos en nuestro sistema y ofrecerlos a los clientes.</text:p>
      <text:p text:style-name="P4"/>
      <text:p text:style-name="P4">Estos procesos deben:</text:p>
      <text:p text:style-name="P4"/>
      <text:list text:style-name="L1">
        <text:list-item>
          <text:p text:style-name="P5">Actualizar las monedas y su estado</text:p>
        </text:list-item>
        <text:list-item>
          <text:p text:style-name="P5">Recuperar los datos de sesion diarios, cierre de sesion</text:p>
        </text:list-item>
        <text:list-item>
          <text:p text:style-name="P5">Recuperar los datos <text:span text:style-name="T1">online</text:span> para mantener la información en pseudo tiempo real</text:p>
        </text:list-item>
        <text:list-item>
          <text:p text:style-name="P5">Realizar los cálculos estadisticos de variaciones </text:p>
        </text:list-item>
      </text:list>
      <text:p text:style-name="P4"/>
      <text:h text:style-name="P1" text:outline-level="1">Backend <text:span text:style-name="T2">Server</text:span></text:h>
      <text:p text:style-name="P6">Este es el otro componente que via REST sirve los datos a los clientes</text:p>
      <text:p text:style-name="P7"/>
      <text:h text:style-name="P2" text:outline-level="1">Caracteristicas</text:h>
      <text:p text:style-name="P8">Solo accede a una Base de datos y en modo Lectura/Escritura, asi que no es necesario una factoria de base de datos.</text:p>
      <text:p text:style-name="P8"/>
      <text:h text:style-name="P3" text:outline-level="1">Base de datos</text:h>
      <text:p text:style-name="P10"/>
      <text:p text:style-name="P9">Actualmente tenemos como varias bases de datos, una general de parametrizacion y mensajes, la de los datos y la de los usuarios, para simplificar el proceso y aislar dependencias parametros y mensajes del backend los metemos en la misma base de datos, esto nos puede generar alguna duplicidad pero simplifica los despliegues.</text:p>
      <text:p text:style-name="P9">Las bases de datos pueden estar en cualquier SGDB: MariaDB, mySQL, Oracle, etc. por lo que la gestión se hará en YATADB pero los datos de conexión se pasarán a traves de un fichero de configuracion</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8T13:51:21.692000000</meta:creation-date>
    <dc:date>2022-09-30T22:07:10.611000000</dc:date>
    <meta:editing-duration>P2DT8H15M48S</meta:editing-duration>
    <meta:editing-cycles>4</meta:editing-cycles>
    <meta:generator>LibreOffice/7.4.0.3$Windows_X86_64 LibreOffice_project/f85e47c08ddd19c015c0114a68350214f7066f5a</meta:generator>
    <meta:document-statistic meta:table-count="0" meta:image-count="0" meta:object-count="0" meta:page-count="1" meta:paragraph-count="14" meta:word-count="216" meta:character-count="1270" meta:non-whitespace-character-count="1070"/>
  </office:meta>
</office:document-meta>
</file>